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1-04-08" calcext:value-type="date">
            <text:p>2011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0])" office:value-type="float" office:value="249.39" calcext:value-type="float">
            <text:p>249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4:.C36])" office:value-type="float" office:value="2184.81" calcext:value-type="float">
            <text:p>2184.81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0:.C44])" office:value-type="float" office:value="214.39" calcext:value-type="float">
            <text:p>214.39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 table:formula="of:=SUM([.C47:.C5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USPS – po box</text:p>
          </table:table-cell>
          <table:table-cell office:value-type="date" office:date-value="2018-06-13" calcext:value-type="date">
            <text:p>2018-06-1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56:.C67])" office:value-type="float" office:value="1518.28" calcext:value-type="float">
            <text:p>1518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69])" office:value-type="float" office:value="4229.79" calcext:value-type="float">
            <text:p>4229.79</text:p>
          </table:table-cell>
          <table:table-cell table:formula="of:=SUM([.D1:.D69])" office:value-type="float" office:value="4229.79" calcext:value-type="float">
            <text:p>4229.7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74:.C82])" office:value-type="float" office:value="-824.52" calcext:value-type="float">
            <text:p>-824.5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0];[.D83])" office:value-type="float" office:value="3405.27" calcext:value-type="float">
            <text:p>3405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0">0000-00-00</text:date>, <text:time style:data-style-name="N2" text:time-value="19:33:06.468162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0T19:37:34.856130503</dc:date>
    <meta:editing-duration>P1DT8H22M41S</meta:editing-duration>
    <meta:editing-cycles>169</meta:editing-cycles>
    <meta:generator>LibreOffice/5.1.6.2$Linux_X86_64 LibreOffice_project/10m0$Build-2</meta:generator>
    <meta:document-statistic meta:table-count="4" meta:cell-count="564" meta:object-count="0"/>
  </office:meta>
</office:document-meta>
</file>